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Text_20_body">
      <style:text-properties officeooo:rsid="001b3600" officeooo:paragraph-rsid="001b3600"/>
    </style:style>
    <style:style style:name="P2" style:family="paragraph" style:parent-style-name="Heading_20_1">
      <style:text-properties officeooo:rsid="001b3600" officeooo:paragraph-rsid="001b36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7a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Wysokie elfy</text:h>
      <text:p text:style-name="P1">Jako wysoki elf, masz bystry umysł i <text:span text:style-name="T2">znasz </text:span>choćby podstawy magii. W wielu światach fantasy, istnieją dwa rodzaje wysokich elfów. Pierwszy typ jest wyniosły i trzyma się na odludziu,wierząc, iż jest lepszy od innych ras. Drugi typ jest powszechniejszy i bardziej przyjacielski i często można go spotkać pośród ludzi i innych ras. </text:p>
      <text:p text:style-name="P1"><text:span text:style-name="T1">Zwiększenie wartości atrybutów</text:span>: Zwiększasz Inteligencję o 1.</text:p>
      <text:p text:style-name="P1"><text:span text:style-name="T1">Elfi trening z bronią</text:span>: Masz Biegłość w długim mieczu, krótkim mieczu, krótkim łuki i długim łuku.</text:p>
      <text:p text:style-name="P1"><text:span text:style-name="T1">Sztuczka</text:span>: Znasz jedną sztuczkę swojego wyboru wybieraną z listy zaklęć czarodzieja. Rzucasz ją na bazie Inteligencji.</text:p>
      <text:p text:style-name="P1"><text:span text:style-name="T1">Dodatkowy język</text:span>: Możesz mówić, pisać i czytać w jednym dodatkowym języku swojego wyboru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3T00:28:41.153000000</meta:creation-date>
    <meta:generator>LibreOffice/7.1.4.2$Windows_X86_64 LibreOffice_project/a529a4fab45b75fefc5b6226684193eb000654f6</meta:generator>
    <dc:date>2023-07-10T01:53:28.740000000</dc:date>
    <meta:editing-duration>PT6M8S</meta:editing-duration>
    <meta:editing-cycles>2</meta:editing-cycles>
    <meta:document-statistic meta:table-count="0" meta:image-count="0" meta:object-count="0" meta:page-count="1" meta:paragraph-count="6" meta:word-count="106" meta:character-count="704" meta:non-whitespace-character-count="602"/>
  </office:meta>
</office:document-meta>
</file>